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1deb4c" officeooo:paragraph-rsid="001dc809"/>
    </style:style>
    <style:style style:name="P2" style:family="paragraph" style:parent-style-name="Subtitle">
      <style:text-properties officeooo:paragraph-rsid="001dc809"/>
    </style:style>
    <style:style style:name="P3" style:family="paragraph" style:parent-style-name="Title">
      <style:text-properties officeooo:rsid="001dc809" officeooo:paragraph-rsid="001dc809"/>
    </style:style>
    <style:style style:name="P4" style:family="paragraph" style:parent-style-name="Text_20_body">
      <style:paragraph-properties fo:margin-top="0in" fo:margin-bottom="0in" loext:contextual-spacing="false" fo:line-height="100%" style:writing-mode="page"/>
      <style:text-properties officeooo:rsid="001c8edc" officeooo:paragraph-rsid="001dc809"/>
    </style:style>
    <style:style style:name="P5" style:family="paragraph" style:parent-style-name="Text_20_body">
      <style:paragraph-properties fo:margin-top="0in" fo:margin-bottom="0in" loext:contextual-spacing="false" fo:line-height="100%" style:writing-mode="page"/>
      <style:text-properties officeooo:paragraph-rsid="001dc809"/>
    </style:style>
    <style:style style:name="P6" style:family="paragraph" style:parent-style-name="Text_20_body">
      <style:paragraph-properties fo:margin-top="0in" fo:margin-bottom="0in" loext:contextual-spacing="false" fo:line-height="100%" style:writing-mode="page"/>
      <style:text-properties officeooo:rsid="000e5253" officeooo:paragraph-rsid="001dc809"/>
    </style:style>
    <style:style style:name="P7" style:family="paragraph" style:parent-style-name="Text_20_body">
      <style:paragraph-properties fo:margin-top="0in" fo:margin-bottom="0in" loext:contextual-spacing="false" fo:line-height="100%" style:writing-mode="page"/>
      <style:text-properties officeooo:rsid="001dc809" officeooo:paragraph-rsid="001dc809"/>
    </style:style>
    <style:style style:name="P8" style:family="paragraph" style:parent-style-name="Text_20_body">
      <style:paragraph-properties fo:margin-top="0in" fo:margin-bottom="0in" loext:contextual-spacing="false" fo:line-height="100%" style:writing-mode="page"/>
      <style:text-properties style:font-name="Liberation Mono" fo:font-weight="bold" officeooo:rsid="001dc809" officeooo:paragraph-rsid="001dc809" style:font-weight-asian="bold" style:font-weight-complex="bold"/>
    </style:style>
    <style:style style:name="P9" style:family="paragraph" style:parent-style-name="Text_20_body">
      <style:paragraph-properties fo:margin-top="0in" fo:margin-bottom="0in" loext:contextual-spacing="false" fo:line-height="100%" style:writing-mode="page"/>
      <style:text-properties style:font-name="Liberation Mono" fo:font-weight="bold" style:font-weight-asian="bold" style:font-weight-complex="bold"/>
    </style:style>
    <style:style style:name="P10" style:family="paragraph" style:parent-style-name="Text_20_body">
      <style:paragraph-properties fo:margin-top="0in" fo:margin-bottom="0in" loext:contextual-spacing="false" style:writing-mode="page"/>
      <style:text-properties style:font-name="Liberation Mono" fo:font-weight="bold" officeooo:rsid="001fb3f4" officeooo:paragraph-rsid="001fb3f4" style:font-weight-asian="bold" style:font-weight-complex="bold"/>
    </style:style>
    <style:style style:name="P11" style:family="paragraph" style:parent-style-name="Text_20_body">
      <style:paragraph-properties fo:margin-top="0in" fo:margin-bottom="0in" loext:contextual-spacing="false" fo:line-height="100%" style:writing-mode="page"/>
      <style:text-properties style:font-name="Liberation Mono" fo:font-weight="bold" officeooo:rsid="00219783" officeooo:paragraph-rsid="00219783" style:font-weight-asian="bold" style:font-weight-complex="bold"/>
    </style:style>
    <style:style style:name="P12" style:family="paragraph" style:parent-style-name="Text_20_body">
      <style:paragraph-properties fo:margin-top="0in" fo:margin-bottom="0in" loext:contextual-spacing="false" fo:line-height="100%" style:writing-mode="page"/>
      <style:text-properties officeooo:rsid="001f5f9f" officeooo:paragraph-rsid="001f5f9f"/>
    </style:style>
    <style:style style:name="P13" style:family="paragraph" style:parent-style-name="Text_20_body">
      <style:paragraph-properties fo:margin-top="0in" fo:margin-bottom="0in" loext:contextual-spacing="false" style:writing-mode="page"/>
      <style:text-properties officeooo:rsid="001fb3f4" officeooo:paragraph-rsid="001fb3f4"/>
    </style:style>
    <style:style style:name="P14" style:family="paragraph" style:parent-style-name="Text_20_body">
      <style:paragraph-properties fo:margin-top="0in" fo:margin-bottom="0in" loext:contextual-spacing="false" fo:line-height="100%" style:writing-mode="page"/>
      <style:text-properties officeooo:rsid="00219783" officeooo:paragraph-rsid="00219783"/>
    </style:style>
    <style:style style:name="P15" style:family="paragraph" style:parent-style-name="Text_20_body">
      <style:paragraph-properties fo:margin-top="0in" fo:margin-bottom="0in" loext:contextual-spacing="false" fo:line-height="100%" style:writing-mode="page"/>
      <style:text-properties officeooo:rsid="00236934" officeooo:paragraph-rsid="00236934"/>
    </style:style>
    <style:style style:name="P16" style:family="paragraph" style:parent-style-name="Text_20_body">
      <style:paragraph-properties fo:margin-top="0in" fo:margin-bottom="0in" loext:contextual-spacing="false" fo:line-height="100%" style:writing-mode="page"/>
      <style:text-properties officeooo:rsid="00236934" officeooo:paragraph-rsid="001f5f9f"/>
    </style:style>
    <style:style style:name="P17" style:family="paragraph" style:parent-style-name="Text_20_body">
      <style:text-properties officeooo:rsid="001fb3f4" officeooo:paragraph-rsid="001fb3f4"/>
    </style:style>
    <style:style style:name="P18" style:family="paragraph" style:parent-style-name="Text_20_body">
      <style:text-properties style:font-name="Liberation Mono" fo:font-weight="bold" style:font-weight-asian="bold" style:font-weight-complex="bold"/>
    </style:style>
    <style:style style:name="P19" style:family="paragraph" style:parent-style-name="Text_20_body">
      <style:paragraph-properties fo:margin-top="0in" fo:margin-bottom="0in" loext:contextual-spacing="false" fo:line-height="100%" style:writing-mode="page"/>
      <style:text-properties officeooo:rsid="0023770e" officeooo:paragraph-rsid="0023770e"/>
    </style:style>
    <style:style style:name="T1" style:family="text">
      <style:text-properties officeooo:rsid="001deb4c"/>
    </style:style>
    <style:style style:name="T2" style:family="text">
      <style:text-properties officeooo:rsid="001c8edc"/>
    </style:style>
    <style:style style:name="T3" style:family="text">
      <style:text-properties officeooo:rsid="001dc809"/>
    </style:style>
    <style:style style:name="T4" style:family="text">
      <style:text-properties style:font-name="Liberation Mono" fo:font-weight="bold" style:font-weight-asian="bold" style:font-weight-complex="bold"/>
    </style:style>
    <style:style style:name="T5" style:family="text">
      <style:text-properties officeooo:rsid="0022dbe4"/>
    </style:style>
    <style:style style:name="T6" style:family="text">
      <style:text-properties officeooo:rsid="00236934"/>
    </style:style>
    <style:style style:name="T7" style:family="text">
      <style:text-properties officeooo:rsid="0023c3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ngerprint sensor setup</text:p>
      <text:p text:style-name="P1">By White Fossa aka Artyom Vetrov</text:p>
      <text:p text:style-name="P2"><text:a xlink:type="simple" xlink:href="https://github.com/WhiteFossa/ThinkPad_x220_Tablet_Hints" text:style-name="Internet_20_link" text:visited-style-name="Visited_20_Internet_20_Link"><text:span text:style-name="T1">https://github.com/WhiteFossa/ThinkPad_x220_Tablet_Hints</text:span></text:a></text:p>
      <text:p text:style-name="P5"/>
      <text:p text:style-name="P6"><text:span text:style-name="T2">In this guide I’ll show how to setup</text:span> ThinkPad x220 Tablet <text:span text:style-name="T3">fingerprint sensor</text:span> under Debian 9.8.</text:p>
      <text:p text:style-name="P4"/>
      <text:p text:style-name="P7">1) There is two packages, needed for fingerprint sensor setup: <text:span text:style-name="T4">fprintd</text:span> and <text:span text:style-name="T4">libpam-fprintd</text:span>. Install <text:span text:style-name="T6">them.</text:span></text:p>
      <text:p text:style-name="P7"/>
      <text:p text:style-name="P7">2) <text:span text:style-name="T6">Now</text:span> you need to enroll your fingerprints for all users, who will use it. For me it’s <text:span text:style-name="T4">root</text:span> and user, named <text:span text:style-name="T4">fossa</text:span>. To do it do next steps:</text:p>
      <text:p text:style-name="P7">- Remove existing fingerprints (run as root):</text:p>
      <text:p text:style-name="P7"><text:tab/><text:span text:style-name="T4">fprintd-delete root</text:span></text:p>
      <text:p text:style-name="P8"><text:tab/>fprintd-delete fossa</text:p>
      <text:p text:style-name="P7">- Now enroll new fingerprints. Run next commands (as root) for all users, whose fingerprints have to be enrollerd:</text:p>
      <text:p text:style-name="P7"><text:tab/><text:span text:style-name="T4">fprintd-enroll -f right-thumb root</text:span></text:p>
      <text:p text:style-name="P8"><text:tab/>fprintd-enroll -f right-thumb fossa</text:p>
      <text:p text:style-name="P7"/>
      <text:p text:style-name="Code">I find it comfortable to use right thumb for sensor, so I provide “<text:span text:style-name="T4">-f right-thumb</text:span>”.</text:p>
      <text:p text:style-name="P7"/>
      <text:p text:style-name="P7">- Check that your fingerprints are correctly recognized (again, as root):</text:p>
      <text:p text:style-name="P9"><text:tab/>fprintd-verify root</text:p>
      <text:p text:style-name="P18"><text:tab/>fprintd-verify fossa</text:p>
      <text:p text:style-name="P15">3) Now your default way for logging it will be to scan fingerprint, and if it fail – then enter password. I perfer another way (read points 4-6 for it).</text:p>
      <text:p text:style-name="P12"/>
      <text:p text:style-name="P12"><text:span text:style-name="T6">4</text:span>) Now we are ready to set-up PAM. I perfer to use plain password first, and fingerprint sensor next. It allows me to enter password in case of my hands wet or dirty without touching sensor. <text:span text:style-name="T6">Also it helps to avoid timeouts.</text:span> If I want to use sensor I just giving incorrect password (i.e. press Enter) and then scan my finger.</text:p>
      <text:p text:style-name="P16"/>
      <text:p text:style-name="P13">5) Open <text:span text:style-name="T4">/etc/pam.d/common-auth</text:span> file, find next lines in it (comments omitted):<text:line-break/><text:span text:style-name="T4">auth<text:tab/>[success=2 default=ignore]<text:tab/>pam_fprintd.so max_tries=1 timeout=10 # debug</text:span></text:p>
      <text:p text:style-name="P10">auth<text:tab/>[success=1 default=ignore]<text:tab/>pam_unix.so nullok_secure try_first_pass</text:p>
      <text:p text:style-name="P10">auth<text:tab/>requisite<text:tab/><text:tab/><text:tab/>pam_deny.so</text:p>
      <text:p text:style-name="P17"/>
      <text:p text:style-name="P17">What does it mean? First line mean - “first try fingerprint, if success skip next two rules (password and failure), so go to <text:span text:style-name="T5">authentification </text:span>success. If no success – go to next rule”. Next rule, second line, mean <text:soft-page-break/>“check password, if success skip next one rule, if no success – go to next rule”. Finally, third line means “fail authentification”</text:p>
      <text:p text:style-name="P17">We need password authentification first, so we need to change this three lines next way:</text:p>
      <text:p text:style-name="P11"># First trying password</text:p>
      <text:p text:style-name="P11">auth<text:tab/>[success=2 default=ignore]<text:tab/>pam_unix.so nullok_secure try_first_pass</text:p>
      <text:p text:style-name="P11"/>
      <text:p text:style-name="P11"># Then fingerprint</text:p>
      <text:p text:style-name="P11">auth<text:tab/>[success=1 default=ignore]<text:tab/>pam_fprintd.so max_tries=1 timeout=10</text:p>
      <text:p text:style-name="P11"/>
      <text:p text:style-name="P11"># Then fail if no success</text:p>
      <text:p text:style-name="P11">auth<text:tab/>requisite<text:tab/><text:tab/><text:tab/>pam_deny.so</text:p>
      <text:p text:style-name="P7"/>
      <text:p text:style-name="P14">Remember, that <text:span text:style-name="T4">success=n</text:span> means “skip next n rules in case of success”.</text:p>
      <text:p text:style-name="P14"/>
      <text:p text:style-name="P14">6) Try to relogin. If you enter correct password, then fingerprint sensor will be inactive, in case of incorrect password it will activate (green LED will be lighted) and you will be able to use your finger.</text:p>
      <text:p text:style-name="P14"/>
      <text:p text:style-name="P19">7) <text:span text:style-name="T7">KDE lockscreen have a bug, causing to not calling PAM in case of enter press. So you have to enter at least one character into password field and then press enter – in this case sensor will be activ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de" style:family="paragraph" style:parent-style-name="Text_20_body">
      <style:paragraph-properties fo:margin-top="0in" fo:margin-bottom="0in" loext:contextual-spacing="false" fo:line-height="100%" style:writing-mode="page"/>
      <style:text-properties officeooo:rsid="001dc80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14:04:56.038369542</meta:creation-date>
    <meta:generator>LibreOffice/5.2.7.2$Linux_X86_64 LibreOffice_project/20m0$Build-2</meta:generator>
    <dc:date>2019-05-02T15:20:00.205718021</dc:date>
    <meta:editing-duration>PT35M25S</meta:editing-duration>
    <meta:editing-cycles>11</meta:editing-cycles>
    <meta:document-statistic meta:table-count="0" meta:image-count="0" meta:object-count="0" meta:page-count="2" meta:paragraph-count="32" meta:word-count="445" meta:character-count="2800" meta:non-whitespace-character-count="2373"/>
  </office:meta>
</office:document-meta>
</file>